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158700" officeooo:paragraph-rsid="00158700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c9211e" loext:opacity="100%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ff8000" loext:opacity="100%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55308d" loext:opacity="100%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800080" loext:opacity="100%" fo:font-size="32pt" fo:font-style="italic" style:font-size-asian="32pt" style:font-style-asian="italic" style:font-size-complex="3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monCFHD</text:span> <text:span text:style-name="T8">Admin</text:span></text:p>
      <text:p text:style-name="P1"><text:span text:style-name="T8"/></text:p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9:23:46.571218715</meta:creation-date>
    <dc:date>2023-01-05T19:27:15.255343458</dc:date>
    <meta:editing-duration>PT3M2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